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Marianne" svg:font-family="Marianne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" style:family="table">
      <style:table-properties style:width="17cm" table:align="margins"/>
    </style:style>
    <style:style style:name="Tableau.A" style:family="table-column">
      <style:table-column-properties style:column-width="8.712cm" style:rel-column-width="33583*"/>
    </style:style>
    <style:style style:name="Tableau.B" style:family="table-column">
      <style:table-column-properties style:column-width="4.156cm" style:rel-column-width="16019*"/>
    </style:style>
    <style:style style:name="Tableau.C" style:family="table-column">
      <style:table-column-properties style:column-width="4.133cm" style:rel-column-width="15933*"/>
    </style:style>
    <style:style style:name="Tableau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.B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.A2" style:family="table-cell">
      <style:table-cell-properties fo:padding="0.097cm" fo:border-left="0.05pt solid #000000" fo:border-right="none" fo:border-top="none" fo:border-bottom="0.05pt solid #000000"/>
    </style:style>
    <style:style style:name="Tableau.B2" style:family="table-cell">
      <style:table-cell-properties fo:padding="0.097cm" fo:border-left="0.05pt solid #000000" fo:border-right="none" fo:border-top="none" fo:border-bottom="0.05pt solid #000000"/>
    </style:style>
    <style:style style:name="Tableau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style:font-name="Marianne"/>
    </style:style>
    <style:style style:name="P2" style:family="paragraph" style:parent-style-name="Title">
      <style:text-properties style:font-name="Marianne"/>
    </style:style>
    <style:style style:name="P3" style:family="paragraph" style:parent-style-name="Heading_20_1">
      <style:text-properties style:font-name="Marianne"/>
    </style:style>
    <style:style style:name="P4" style:family="paragraph" style:parent-style-name="Standard">
      <style:text-properties style:font-name="Marianne"/>
    </style:style>
    <style:style style:name="P5" style:family="paragraph" style:parent-style-name="Standard">
      <style:paragraph-properties fo:text-align="center" style:justify-single-word="false"/>
      <style:text-properties style:font-name="Marianne"/>
    </style:style>
    <style:style style:name="P6" style:family="paragraph" style:parent-style-name="Table_20_Contents">
      <style:paragraph-properties fo:text-align="start" style:justify-single-word="false"/>
      <style:text-properties style:font-name="Marianne" fo:font-size="9pt" style:text-underline-style="none" fo:font-weight="normal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Marianne"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che d'inspection</text:p>
      <text:p text:style-name="P5"/>
      <text:p text:style-name="P5"/>
      <table:table table:name="Tableau" table:style-name="Tableau">
        <table:table-column table:style-name="Tableau.A"/>
        <table:table-column table:style-name="Tableau.B"/>
        <table:table-column table:style-name="Tableau.C"/>
        <table:table-row>
          <table:table-cell table:style-name="Tableau.A1" office:value-type="string">
            <text:h text:style-name="P3" text:outline-level="1">Références réglementaires</text:h>
          </table:table-cell>
          <table:table-cell table:style-name="Tableau.B1" office:value-type="string">
            <text:h text:style-name="P3" text:outline-level="1">Éléments / justifications apportés par l’exploitant</text:h>
          </table:table-cell>
          <table:table-cell table:style-name="Tableau.C1" office:value-type="string">
            <text:h text:style-name="P3" text:outline-level="1">Constats de l’Inspection</text:h>
          </table:table-cell>
        </table:table-row>
        <table:table-row>
          <table:table-cell table:style-name="Tableau.A2" office:value-type="string">
            <text:h text:style-name="P1" text:outline-level="2">[REF]</text:h>
            <text:p text:style-name="P6">[PRESCRIPTION]</text:p>
          </table:table-cell>
          <table:table-cell table:style-name="Tableau.B2" office:value-type="string">
            <text:p text:style-name="P7"/>
          </table:table-cell>
          <table:table-cell table:style-name="Tableau.C2" office:value-type="string">
            <text:p text:style-name="P7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Marianne" svg:font-family="Marianne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/>
      <style:text-properties fo:font-size="9pt" style:text-underline-style="none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cfe7f5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>
        <style:tab-stops/>
      </style:paragraph-properties>
      <style:text-properties fo:font-size="9pt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3:13:24.595000000</meta:creation-date>
    <meta:editing-duration>P0D</meta:editing-duration>
    <meta:editing-cycles>1</meta:editing-cycles>
    <meta:generator>LibreOffice/6.1.6.3.M15$Windows_X86_64 LibreOffice_project/95438ce04607f41c3e15ad262432388b710622b2</meta:generator>
    <meta:document-statistic meta:table-count="1" meta:image-count="0" meta:object-count="0" meta:page-count="1" meta:paragraph-count="6" meta:word-count="15" meta:character-count="137" meta:non-whitespace-character-count="128"/>
  </office:meta>
</office:document-meta>
</file>